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0616" officeooo:paragraph-rsid="00030616"/>
    </style:style>
    <style:style style:name="P2" style:family="paragraph" style:parent-style-name="Standard">
      <style:text-properties officeooo:rsid="0004365e" officeooo:paragraph-rsid="0004365e"/>
    </style:style>
    <style:style style:name="P3" style:family="paragraph" style:parent-style-name="Standard">
      <style:text-properties officeooo:rsid="00030616" officeooo:paragraph-rsid="00030616"/>
    </style:style>
    <style:style style:name="P4" style:family="paragraph" style:parent-style-name="Standard">
      <style:text-properties officeooo:rsid="00030616" officeooo:paragraph-rsid="0004365e"/>
    </style:style>
    <style:style style:name="P5" style:family="paragraph" style:parent-style-name="Standard">
      <style:text-properties officeooo:rsid="0004b736" officeooo:paragraph-rsid="0004b736"/>
    </style:style>
    <style:style style:name="P6" style:family="paragraph" style:parent-style-name="Standard">
      <style:text-properties officeooo:rsid="0005cc2f" officeooo:paragraph-rsid="0005cc2f"/>
    </style:style>
    <style:style style:name="T1" style:family="text">
      <style:text-properties officeooo:rsid="00030616"/>
    </style:style>
    <style:style style:name="T2" style:family="text">
      <style:text-properties officeooo:rsid="00043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ocadora <text:span text:style-name="T1">de carros</text:span><text:line-break/><text:line-break/><text:span text:style-name="T1">Ao longo do tempo u</text:span>m cliente aluga vários carros e um <text:span text:style-name="T1">mesmo</text:span> carro pode <text:span text:style-name="T1">ter sido</text:span> alugado por vários clientes.<text:line-break/><text:span text:style-name="T1">Visando a integridade financeira cada cliente</text:span> deve ter um registro bancário <text:span text:style-name="T1">e cada </text:span>registro <text:span text:style-name="T1">pertence a </text:span>somente um único cliente. <text:line-break/>Um cliente ainda pode cadastrar <text:span text:style-name="T1">outros motoristas</text:span> adicionais que podem <text:span text:style-name="T1">usar os veículos alugados pelo referido cliente </text:span><text:span text:style-name="T2">sendo que cada motorista adicional é vinculado a um único cliente.</text:span></text:p>
      <text:p text:style-name="P1">De cada cliente é importante guardar o nome, o CPF e a CNH.</text:p>
      <text:p text:style-name="P1">De cada motorista adicional também deve-se armazenar nome e CNH.</text:p>
      <text:p text:style-name="P1">Para os carros deve-se ter armazenado a placa e o modelo.</text:p>
      <text:p text:style-name="P1">Dos registros bancários tem-se a necessidade de possuir o código da instituição e o número do registro.</text:p>
      <text:p text:style-name="P1">Ainda, para cada locação de cada cliente para cada carro, deve-se ter a data de saída e a data de retorno.</text:p>
      <text:p text:style-name="P1"/>
      <text:p text:style-name="P2">Dados adicionais → requisitos</text:p>
      <text:p text:style-name="P1">Todo CPF será armazenado como campo literal de 11 caracteres exatamente.</text:p>
      <text:p text:style-name="P1">Em cada locação a data de retorno não pode ser inferior à data de saída.</text:p>
      <text:p text:style-name="P1">Para cada registro de carro, a placa <text:span text:style-name="T2">deve ser </text:span>única <text:span text:style-name="T2">não devendo haver dois registros de carros com placas iguais.</text:span></text:p>
      <text:p text:style-name="P4">De maneira semelhante, para cada registro de cliente <text:span text:style-name="T2">ou motorista adicional</text:span>, o CPF é único <text:span text:style-name="T2">e a CNH é única</text:span>.</text:p>
      <text:p text:style-name="P4"/>
      <text:p text:style-name="P5">Tipos de dados a serem usados</text:p>
      <text:p text:style-name="P5">varchar → representação de conjunto de caracteres</text:p>
      <text:p text:style-name="P5">integer → números inteiros</text:p>
      <text:p text:style-name="P5">real → números reais</text:p>
      <text:p text:style-name="P5">date → datas</text:p>
      <text:p text:style-name="P5">serial → geração automática (sequences)</text:p>
      <text:p text:style-name="P5"/>
      <text:p text:style-name="P5">Restrições aos tipos de campos</text:p>
      <text:p text:style-name="P5">CPF -» 11 caractere(s)</text:p>
      <text:p text:style-name="P5">nome -» 250 caractere(s)</text:p>
      <text:p text:style-name="P5">CNH -» 20 caractere(s)</text:p>
      <text:p text:style-name="P5">placa -» 11 caracteres(s)</text:p>
      <text:p text:style-name="P6">código da instituição financeira -» inteiro</text:p>
      <text:p text:style-name="P6">número de registro -» inteiro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5T19:56:15.265000000</meta:creation-date>
    <dc:date>2024-09-16T16:05:05.869000000</dc:date>
    <meta:editing-duration>PT1H1M9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4" meta:word-count="274" meta:character-count="1596" meta:non-whitespace-character-count="1344"/>
  </office:meta>
</office:document-meta>
</file>